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c78e" officeooo:paragraph-rsid="0016c78e"/>
    </style:style>
    <style:style style:name="P2" style:family="paragraph" style:parent-style-name="Standard">
      <style:text-properties officeooo:rsid="00181c67" officeooo:paragraph-rsid="00181c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presente comunicação tem como objetivo apresentar o funcionamento e o desempenho de uma implementação em Python do modelo probabilístico classificador bayesiano ingênuo aplicado a questão do acento no Português Brasileiro (PB).</text:p>
      <text:p text:style-name="P1"/>
      <text:p text:style-name="P1">O comportamento do acento possui algumas irregularidades interessantes que podem ser aproximadas através do uso de modelos probabilísticos. Para isso, o primeiro passo da pesquisa foi a compilação de um Corpus do PB – O Corpus ABG.</text:p>
      <text:p text:style-name="P1"/>
      <text:p text:style-name="P1">A seguir, o primeiro modelo probabilístico desenvolvido e testado pelo projeto foi o baseado em N-gramas, que se vale das frequências extraídas de um corpus. </text:p>
      <text:p text:style-name="P1"/>
      <text:p text:style-name="P1">A etapa atual da pesquisa buscou implementar um modelo que pudesse levar em conta diversas variáveis, inclusive variáveis linguísticas, para se modelar o comportamento do objeto de estudo e com isso conseguir atribuir probabilidade a diversas versões de uma palavra escrita e com isso escolher a qual classe acentual é mais provável que a palavra pertença.</text:p>
      <text:p text:style-name="P1"/>
      <text:p text:style-name="P2">A regra de Bayes é uma forma de se atribuir probabilidades que permite ao modelo assumir conhecimentos prévios, e por isso é um tipo de estatística amplamente utilizada, que resulta em modelos probabilísticos de ponta nos dias de hoje.</text:p>
      <text:p text:style-name="P1"/>
      <text:p text:style-name="P1">O uso de variáveis diversas empresta muita riqueza informativa para o modelo. Porém, as análises sobre os efeitos das diversas variáveis é um problema computacional e estatístico bastante dispendioso.</text:p>
      <text:p text:style-name="P1"/>
      <text:p text:style-name="P1">A solução para esse problema é o uso de um modelo probabilístico que seja ingênuo, ou seja, que assuma a independência entre as variáveis, e que portanto simplifica a computação do modelo. </text:p>
      <text:p text:style-name="P1"/>
      <text:p text:style-name="P2">Espero na apresentação trazer, além da explanação sobre o funcionamento do modelo, os primeiros resultados do desempenho do mesmo para a questão do ace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14:59:54.075000000</meta:creation-date>
    <dc:date>2016-04-15T15:20:53.912000000</dc:date>
    <meta:editing-duration>PT4M9S</meta:editing-duration>
    <meta:editing-cycles>1</meta:editing-cycles>
    <meta:document-statistic meta:table-count="0" meta:image-count="0" meta:object-count="0" meta:page-count="1" meta:paragraph-count="8" meta:word-count="273" meta:character-count="1753" meta:non-whitespace-character-count="1485"/>
    <meta:generator>LibreOffice/4.4.6.3$Windows_x86 LibreOffice_project/e8938fd3328e95dcf59dd64e7facd2c7d67c704d</meta:generator>
  </office:meta>
</office:document-meta>
</file>